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919cm" fo:min-width="0.66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045cm" fo:min-width="1.971cm" fo:wrap-option="no-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687cm" fo:min-width="9.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749cm"/>
    </style:style>
    <style:style style:name="P1" style:family="paragraph">
      <style:paragraph-properties fo:text-align="center"/>
    </style:style>
    <style:style style:name="P2" style:family="paragraph">
      <style:paragraph-properties fo:line-height="2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1.727cm" svg:y="6.607cm">
          <text:p text:style-name="P1">I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1.651cm" svg:height="1.651cm" svg:x="6.037cm" svg:y="4.107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10.366cm" svg:y="2.862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14.808cm" svg:y="5.21cm">
          <text:p text:style-name="P1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1.651cm" svg:height="1.651cm" svg:x="4.648cm" svg:y="11.125cm">
          <text:p text:style-name="P1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3.378cm" svg:y1="7.433cm" svg:x2="6.037cm" svg:y2="4.933cm" draw:start-shape="id1" draw:start-glue-point="10" draw:end-shape="id2" draw:end-glue-point="6" svg:d="M3378 7433h1329v-2500h1330" svg:viewBox="0 0 2660 2501">
          <text:p text:style-name="P1">T</text:p>
        </draw:connector>
        <draw:connector draw:style-name="gr2" draw:text-style-name="P2" draw:layer="layout" svg:x1="7.688cm" svg:y1="4.932cm" svg:x2="10.366cm" svg:y2="3.687cm" draw:start-shape="id2" draw:end-shape="id3" svg:d="M7688 4932h1339v-1245h1339" svg:viewBox="0 0 2679 1246">
          <text:p text:style-name="P2">G+ A.f.</text:p>
        </draw:connector>
        <draw:connector draw:style-name="gr2" draw:text-style-name="P1" draw:layer="layout" svg:x1="12.017cm" svg:y1="3.688cm" svg:x2="15.049cm" svg:y2="5.451cm" draw:start-shape="id3" draw:start-glue-point="10" draw:end-shape="id4" draw:end-glue-point="5" svg:d="M12017 3688h1395v1763h1637" svg:viewBox="0 0 3033 1764">
          <text:p text:style-name="P1">G+D.f.</text:p>
        </draw:connector>
        <draw:connector draw:style-name="gr2" draw:text-style-name="P1" draw:layer="layout" svg:x1="15.634cm" svg:y1="6.861cm" svg:x2="6.058cm" svg:y2="11.366cm" draw:start-shape="id4" draw:start-glue-point="8" draw:end-shape="id5" draw:end-glue-point="11" svg:d="M15634 6861v2132h-9576v2373" svg:viewBox="0 0 9577 4506">
          <text:p text:style-name="P1">n.G.</text:p>
        </draw:connector>
        <draw:connector draw:style-name="gr2" draw:text-style-name="P1" draw:layer="layout" draw:line-skew="-2.038cm 2.293cm" svg:x1="15.634cm" svg:y1="5.21cm" svg:x2="16.459cm" svg:y2="6.036cm" draw:start-shape="id4" draw:start-glue-point="4" draw:end-shape="id4" draw:end-glue-point="10" svg:d="M15634 5210v-2540h3619v3366h-2794" svg:viewBox="0 0 3620 3367">
          <text:p text:style-name="P1">G</text:p>
        </draw:connector>
        <draw:connector draw:style-name="gr2" draw:text-style-name="P1" draw:layer="layout" svg:x1="4.648cm" svg:y1="11.951cm" svg:x2="1.968cm" svg:y2="8.017cm" draw:start-shape="id5" draw:start-glue-point="6" draw:end-shape="id1" draw:end-glue-point="7" svg:d="M4648 11951h-2680v-3934" svg:viewBox="0 0 2681 3935">
          <text:p text:style-name="P1">n.G</text:p>
        </draw:connector>
        <draw:connector draw:style-name="gr2" draw:text-style-name="P1" draw:layer="layout" draw:line-skew="-0.808cm" svg:x1="6.278cm" svg:y1="4.348cm" svg:x2="7.447cm" svg:y2="4.348cm" draw:start-shape="id2" draw:start-glue-point="5" draw:end-shape="id2" draw:end-glue-point="11" svg:d="M6278 4348v-1551h1169v1551" svg:viewBox="0 0 1170 1552">
          <text:p text:style-name="P1">G</text:p>
        </draw:connector>
        <draw:connector draw:style-name="gr2" draw:text-style-name="P1" draw:layer="layout" draw:line-skew="-0.833cm" svg:x1="10.607cm" svg:y1="3.103cm" svg:x2="11.776cm" svg:y2="3.103cm" draw:start-shape="id3" draw:start-glue-point="5" draw:end-shape="id3" draw:end-glue-point="11" svg:d="M10607 3103v-1576h1169v1576" svg:viewBox="0 0 1170 1577">
          <text:p text:style-name="P1">G</text:p>
        </draw:connector>
        <draw:connector draw:style-name="gr2" draw:text-style-name="P1" draw:layer="layout" draw:line-skew="0.769cm" svg:x1="6.058cm" svg:y1="12.535cm" svg:x2="4.889cm" svg:y2="12.535cm" draw:start-shape="id5" draw:start-glue-point="9" draw:end-shape="id5" draw:end-glue-point="7" svg:d="M6058 12535v1511h-1169v-1511" svg:viewBox="0 0 1170 1512">
          <text:p text:style-name="P1">G</text:p>
        </draw:connector>
        <draw:connector draw:style-name="gr2" draw:text-style-name="P1" draw:layer="layout" draw:line-skew="-0.825cm" svg:x1="5.474cm" svg:y1="11.125cm" svg:x2="3.137cm" svg:y2="8.017cm" draw:start-shape="id5" draw:start-glue-point="4" draw:end-shape="id1" draw:end-glue-point="9" svg:d="M5474 11125v-2259h-2337v-849" svg:viewBox="0 0 2338 3109">
          <text:p text:style-name="P1">G+R.f</text:p>
        </draw:connector>
        <draw:connector draw:style-name="gr2" draw:text-style-name="P1" draw:layer="layout" draw:line-skew="0.664cm" svg:x1="7.447cm" svg:y1="5.517cm" svg:x2="6.058cm" svg:y2="11.366cm" draw:start-shape="id2" draw:start-glue-point="9" draw:end-shape="id5" draw:end-glue-point="11" svg:d="M7447 5517v3588h-1389v2261" svg:viewBox="0 0 1390 5850">
          <text:p text:style-name="P1">n.G</text:p>
        </draw:connector>
        <draw:connector draw:style-name="gr2" draw:text-style-name="P1" draw:layer="layout" svg:x1="11.192cm" svg:y1="4.513cm" svg:x2="6.058cm" svg:y2="11.366cm" draw:start-shape="id3" draw:start-glue-point="8" draw:end-shape="id5" draw:end-glue-point="11" svg:d="M11192 4513v3306h-5134v3547" svg:viewBox="0 0 5135 6854">
          <text:p text:style-name="P1">n.G</text:p>
        </draw:connector>
        <draw:connector draw:style-name="gr2" draw:text-style-name="P1" draw:layer="layout" draw:line-skew="-1.657cm" svg:x1="1.968cm" svg:y1="6.848cm" svg:x2="3.137cm" svg:y2="6.848cm" draw:start-shape="id1" draw:start-glue-point="5" draw:end-shape="id1" draw:end-glue-point="11" svg:d="M1968 6848v-2400h1169v2400" svg:viewBox="0 0 1170 2401">
          <text:p text:style-name="P1">n.G+n.T</text:p>
        </draw:connector>
        <draw:custom-shape draw:style-name="gr1" draw:text-style-name="P1" xml:id="id6" draw:id="id6" draw:layer="layout" svg:width="1.651cm" svg:height="1.651cm" svg:x="12.248cm" svg:y="11.825cm">
          <text:p text:style-name="P1">R.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.651cm" svg:height="1.651cm" svg:x="15.748cm" svg:y="11.825cm">
          <text:p text:style-name="P1">R.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svg:x1="13.899cm" svg:y1="12.651cm" svg:x2="15.748cm" svg:y2="12.651cm" draw:start-shape="id6" draw:start-glue-point="10" draw:end-shape="id7" draw:end-glue-point="6" svg:d="M13899 12651h1849" svg:viewBox="0 0 1850 1">
          <text:p/>
        </draw:connector>
        <draw:custom-shape draw:style-name="gr4" draw:text-style-name="P1" draw:layer="layout" svg:width="2.667cm" svg:height="1.397cm" svg:x="9.431cm" svg:y="10.609cm">
          <text:p text:style-name="P1">Start R</text:p>
          <draw:enhanced-geometry svg:viewBox="0 0 21600 21600" draw:text-areas="800 800 20800 20800" draw:mirror-horizontal="false" draw:mirror-vertical="false" draw:type="round-rectangular-callout" draw:modifiers="24214.9925037481 32662.660944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0.16cm" svg:height="3.937cm" svg:x="8.839cm" svg:y="10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4.249cm" svg:height="1.038cm" svg:x="14.173cm" svg:y="10.471cm">
          <draw:text-box>
            <text:p>für A, D, S, 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03:53:08.794610594</meta:creation-date>
    <dc:date>2016-05-02T18:31:45.794330072</dc:date>
    <meta:editing-duration>PT28M43S</meta:editing-duration>
    <meta:editing-cycles>10</meta:editing-cycles>
    <meta:generator>LibreOffice/4.3.3.2$Linux_ARM_EABI LibreOffice_project/430m0$Build-2</meta:generator>
    <meta:document-statistic meta:object-count="24"/>
  </office:meta>
</office:document-meta>
</file>